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12.9cm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0.6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4cm" svg:height="2.8cm" svg:x="4.9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4.6cm" svg:x="5.7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4.6cm" svg:x="16.5cm" svg:y="8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6cm" svg:y1="13.6cm" svg:x2="11.6cm" svg:y2="7.5cm">
          <text:p/>
        </draw:line>
        <draw:frame draw:style-name="gr4" draw:text-style-name="P4" draw:layer="layout" svg:width="15.5cm" svg:height="3.095cm" svg:x="2.4cm" svg:y="23.7cm">
          <draw:text-box>
            <text:p>Dimensions dessus de table : 1.5 x 1 x 0.05</text:p>
            <text:p text:style-name="P3">Dimensions box collision shape : 1.5 x 1 x 0.05</text:p>
            <text:p text:style-name="P3"/>
            <text:p>Positionnés par son centre en 0 x 0 x 0.6</text:p>
          </draw:text-box>
        </draw:frame>
        <draw:frame draw:style-name="gr5" draw:text-style-name="P4" draw:layer="layout" svg:width="0.7cm" svg:height="0.962cm" svg:x="11.2cm" svg:y="7cm">
          <draw:text-box>
            <text:p>X</text:p>
          </draw:text-box>
        </draw:frame>
        <draw:frame draw:style-name="gr6" draw:text-style-name="P4" draw:layer="layout" svg:width="1.383cm" svg:height="0.962cm" svg:x="11.7cm" svg:y="10.7cm">
          <draw:text-box>
            <text:p>0.6</text:p>
          </draw:text-box>
        </draw:frame>
        <draw:line draw:style-name="gr3" draw:text-style-name="P2" draw:layer="layout" svg:x1="3.5cm" svg:y1="6.1cm" svg:x2="3.5cm" svg:y2="8.9cm">
          <text:p/>
        </draw:line>
        <draw:frame draw:style-name="gr6" draw:text-style-name="P4" draw:layer="layout" svg:width="1.734cm" svg:height="0.962cm" svg:x="1.8cm" svg:y="7.1cm">
          <draw:text-box>
            <text:p>0.0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1:22:05.665688761</meta:creation-date>
    <dc:date>2021-07-28T11:34:41.825154632</dc:date>
    <meta:editing-duration>PT12M33S</meta:editing-duration>
    <meta:editing-cycles>5</meta:editing-cycles>
    <meta:generator>LibreOffice/6.4.7.2$Linux_X86_64 LibreOffice_project/40$Build-2</meta:generator>
    <meta:document-statistic meta:object-count="9"/>
  </office:meta>
</office:document-meta>
</file>